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30" table:style-name="ta1">
        <table:shapes>
          <draw:frame draw:z-index="0" draw:style-name="gr1" draw:text-style-name="P1" svg:width="6.2988in" svg:height="3.5429in" svg:x="4.426in" svg:y="0.9665in">
            <draw:object draw:notify-on-update-of-ranges="n30.C2:n30.C10 n30.A1:n30.A1 n30.A2:n30.A10 n30.B1:n30.B1 n30.B2:n30.B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7969" calcext:value-type="float">
            <text:p>91.7969</text:p>
          </table:table-cell>
          <table:table-cell office:value-type="float" office:value="32.5536062378168" calcext:value-type="float">
            <text:p>32.553606237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2.967" calcext:value-type="float">
            <text:p>92.967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5.9899749373434" calcext:value-type="float">
            <text:p>95.989974937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4282" calcext:value-type="float">
            <text:p>94.4282</text:p>
          </table:table-cell>
          <table:table-cell office:value-type="float" office:value="96.7836257309942" calcext:value-type="float">
            <text:p>96.783625731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9577" calcext:value-type="float">
            <text:p>92.9577</text:p>
          </table:table-cell>
          <table:table-cell office:value-type="float" office:value="97.5438596491228" calcext:value-type="float">
            <text:p>97.543859649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7.3684210526316" calcext:value-type="float">
            <text:p>97.3684210526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7.6608187134503" calcext:value-type="float">
            <text:p>97.660818713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7.3684210526316" calcext:value-type="float">
            <text:p>97.3684210526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8.2456140350877" calcext:value-type="float">
            <text:p>98.2456140351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20" table:style-name="ta1">
        <table:shapes>
          <draw:frame draw:z-index="0" draw:style-name="gr1" draw:text-style-name="P1" svg:width="6.2988in" svg:height="3.5429in" svg:x="4.426in" svg:y="0.9665in">
            <draw:object draw:notify-on-update-of-ranges="n20.C2:n20.C10 n20.A1:n20.A1 n20.A2:n20.A10 n20.B1:n20.B1 n20.B2:n20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71.5399610136452" calcext:value-type="float">
            <text:p>71.539961013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.1648" calcext:value-type="float">
            <text:p>95.1648</text:p>
          </table:table-cell>
          <table:table-cell office:value-type="float" office:value="93.859649122807" calcext:value-type="float">
            <text:p>93.8596491228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9698" calcext:value-type="float">
            <text:p>93.9698</text:p>
          </table:table-cell>
          <table:table-cell office:value-type="float" office:value="95.9899749373434" calcext:value-type="float">
            <text:p>95.989974937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95.3216374269006" calcext:value-type="float">
            <text:p>95.3216374269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3.3099" calcext:value-type="float">
            <text:p>93.3099</text:p>
          </table:table-cell>
          <table:table-cell office:value-type="float" office:value="97.1929824561404" calcext:value-type="float">
            <text:p>97.192982456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7.8070175438597" calcext:value-type="float">
            <text:p>97.8070175439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3216" calcext:value-type="float">
            <text:p>95.3216</text:p>
          </table:table-cell>
          <table:table-cell office:value-type="float" office:value="97.6608187134503" calcext:value-type="float">
            <text:p>97.660818713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8.2456140350877" calcext:value-type="float">
            <text:p>98.245614035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8.2456140350877" calcext:value-type="float">
            <text:p>98.2456140351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0" table:style-name="ta1">
        <table:shapes>
          <draw:frame draw:z-index="0" draw:style-name="gr1" draw:text-style-name="P1" svg:width="6.2988in" svg:height="3.5429in" svg:x="4.426in" svg:y="0.9665in">
            <draw:object draw:notify-on-update-of-ranges="n10.C2:n10.C10 n10.A1:n10.A1 n10.A2:n10.A10 n10.B1:n10.B1 n10.B2:n10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5.1172" calcext:value-type="float">
            <text:p>95.1172</text:p>
          </table:table-cell>
          <table:table-cell office:value-type="float" office:value="83.8206627680312" calcext:value-type="float">
            <text:p>83.82066276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0659" calcext:value-type="float">
            <text:p>94.0659</text:p>
          </table:table-cell>
          <table:table-cell office:value-type="float" office:value="93.2017543859649" calcext:value-type="float">
            <text:p>93.20175438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4673" calcext:value-type="float">
            <text:p>93.4673</text:p>
          </table:table-cell>
          <table:table-cell office:value-type="float" office:value="94.9874686716792" calcext:value-type="float">
            <text:p>94.9874686717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94.4444444444444" calcext:value-type="float">
            <text:p>94.4444444444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6.0526315789474" calcext:value-type="float">
            <text:p>96.0526315789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5.906432748538" calcext:value-type="float">
            <text:p>95.906432748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5" table:style-name="ta1">
        <table:shapes>
          <draw:frame draw:z-index="0" draw:style-name="gr1" draw:text-style-name="P1" svg:width="6.2988in" svg:height="3.5429in" svg:x="4.426in" svg:y="0.9665in">
            <draw:object draw:notify-on-update-of-ranges="n5.C2:n5.C10 n5.A1:n5.A1 n5.A2:n5.A10 n5.B1:n5.B1 n5.B2:n5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9922" calcext:value-type="float">
            <text:p>91.9922</text:p>
          </table:table-cell>
          <table:table-cell office:value-type="float" office:value="85.3801169590643" calcext:value-type="float">
            <text:p>85.38011695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4066" calcext:value-type="float">
            <text:p>93.4066</text:p>
          </table:table-cell>
          <table:table-cell office:value-type="float" office:value="95.8333333333333" calcext:value-type="float">
            <text:p>95.833333333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6.2406015037594" calcext:value-type="float">
            <text:p>96.2406015038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3079" calcext:value-type="float">
            <text:p>95.3079</text:p>
          </table:table-cell>
          <table:table-cell office:value-type="float" office:value="95.906432748538" calcext:value-type="float">
            <text:p>95.906432748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6.8421052631579" calcext:value-type="float">
            <text:p>96.842105263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7.3684210526316" calcext:value-type="float">
            <text:p>97.3684210526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3" table:style-name="ta1">
        <table:shapes>
          <draw:frame draw:z-index="0" draw:style-name="gr1" draw:text-style-name="P1" svg:width="6.2988in" svg:height="3.5429in" svg:x="4.426in" svg:y="0.9665in">
            <draw:object draw:notify-on-update-of-ranges="n3.C2:n3.C10 n3.A1:n3.A1 n3.A2:n3.A10 n3.B1:n3.B1 n3.B2:n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7734" calcext:value-type="float">
            <text:p>92.7734</text:p>
          </table:table-cell>
          <table:table-cell office:value-type="float" office:value="85.7699805068226" calcext:value-type="float">
            <text:p>85.769980506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2857" calcext:value-type="float">
            <text:p>94.2857</text:p>
          </table:table-cell>
          <table:table-cell office:value-type="float" office:value="95.6140350877193" calcext:value-type="float">
            <text:p>95.6140350877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5.7393483709273" calcext:value-type="float">
            <text:p>95.739348370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6.1877" calcext:value-type="float">
            <text:p>96.1877</text:p>
          </table:table-cell>
          <table:table-cell office:value-type="float" office:value="95.906432748538" calcext:value-type="float">
            <text:p>95.906432748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7183" calcext:value-type="float">
            <text:p>94.7183</text:p>
          </table:table-cell>
          <table:table-cell office:value-type="float" office:value="96.4912280701754" calcext:value-type="float">
            <text:p>96.491228070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6.9298245614035" calcext:value-type="float">
            <text:p>96.9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" table:style-name="ta1">
        <table:shapes>
          <draw:frame draw:z-index="0" draw:style-name="gr1" draw:text-style-name="P1" svg:width="6.2988in" svg:height="3.5429in" svg:x="4.426in" svg:y="0.9665in">
            <draw:object draw:notify-on-update-of-ranges="n1.C2:n1.C10 n1.A1:n1.A1 n1.A2:n1.A10 n1.B1:n1.B1 n1.B2:n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9688" calcext:value-type="float">
            <text:p>92.9688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8462" calcext:value-type="float">
            <text:p>93.8462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7186" calcext:value-type="float">
            <text:p>93.7186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0147" calcext:value-type="float">
            <text:p>95.0147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0141" calcext:value-type="float">
            <text:p>94.0141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" calcext:value-type="float">
            <text:p>94.2982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4:14:54.865254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2:59.625940036</meta:creation-date>
    <dc:date>2014-10-29T14:17:51.812392926</dc:date>
    <meta:editing-duration>P0D</meta:editing-duration>
    <meta:editing-cycles>6</meta:editing-cycles>
    <meta:generator>LibreOffice/4.2.5.2$Linux_x86 LibreOffice_project/420m0$Build-2</meta:generator>
    <meta:document-statistic meta:table-count="6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1</text:p>
        </chart:subtitle>
        <chart:legend chart:legend-position="end" svg:x="12.835cm" svg:y="3.956cm" style:legend-expansion="high" chart:style-name="ch4"/>
        <chart:plot-area chart:style-name="ch5" table:cell-range-address="n1.B2:n1.C10 n1.A1:n1.A10 n1.B1:n1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.C2:n1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.A2:n1.A10" chart:label-cell-address="n1.A1:n1.A1" chart:class="chart:bar">
            <chart:data-point chart:repeated="9"/>
          </chart:series>
          <chart:series chart:style-name="ch12" chart:values-cell-range-address="n1.B2:n1.B10" chart:label-cell-address="n1.B1:n1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.A1:n1.A1</svg:desc>
                </draw:g>
              </table:table-cell>
              <table:table-cell office:value-type="string">
                <text:p>Implementacion</text:p>
                <draw:g>
                  <svg:desc>n1.B1:n1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.C2:n1.C10</svg:desc>
                </draw:g>
              </table:table-cell>
              <table:table-cell office:value-type="float" office:value="92.9688">
                <text:p>92.9688</text:p>
                <draw:g>
                  <svg:desc>n1.A2:n1.A10</svg:desc>
                </draw:g>
              </table:table-cell>
              <table:table-cell office:value-type="float" office:value="87.3294346978557">
                <text:p>87.3294346978557</text:p>
                <draw:g>
                  <svg:desc>n1.B2:n1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3</text:p>
        </chart:subtitle>
        <chart:legend chart:legend-position="end" svg:x="12.835cm" svg:y="3.956cm" style:legend-expansion="high" chart:style-name="ch4"/>
        <chart:plot-area chart:style-name="ch5" table:cell-range-address="n3.B2:n3.C10 n3.A1:n3.A10 n3.B1:n3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.C2:n3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.A2:n3.A10" chart:label-cell-address="n3.A1:n3.A1" chart:class="chart:bar">
            <chart:data-point chart:repeated="9"/>
          </chart:series>
          <chart:series chart:style-name="ch12" chart:values-cell-range-address="n3.B2:n3.B10" chart:label-cell-address="n3.B1:n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.A1:n3.A1</svg:desc>
                </draw:g>
              </table:table-cell>
              <table:table-cell office:value-type="string">
                <text:p>Implementacion</text:p>
                <draw:g>
                  <svg:desc>n3.B1:n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.C2:n3.C10</svg:desc>
                </draw:g>
              </table:table-cell>
              <table:table-cell office:value-type="float" office:value="92.7734">
                <text:p>92.7734</text:p>
                <draw:g>
                  <svg:desc>n3.A2:n3.A10</svg:desc>
                </draw:g>
              </table:table-cell>
              <table:table-cell office:value-type="float" office:value="85.7699805068226">
                <text:p>85.7699805068226</text:p>
                <draw:g>
                  <svg:desc>n3.B2:n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  <table:table-cell office:value-type="float" office:value="95.6140350877193">
                <text:p>95.614035087719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5.7393483709273">
                <text:p>95.73934837092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6.9298245614035">
                <text:p>96.929824561403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5</text:p>
        </chart:subtitle>
        <chart:legend chart:legend-position="end" svg:x="12.835cm" svg:y="3.956cm" style:legend-expansion="high" chart:style-name="ch4"/>
        <chart:plot-area chart:style-name="ch5" table:cell-range-address="n5.B2:n5.C10 n5.A1:n5.A10 n5.B1:n5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5.C2:n5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5.A2:n5.A10" chart:label-cell-address="n5.A1:n5.A1" chart:class="chart:bar">
            <chart:data-point chart:repeated="9"/>
          </chart:series>
          <chart:series chart:style-name="ch12" chart:values-cell-range-address="n5.B2:n5.B10" chart:label-cell-address="n5.B1:n5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5.A1:n5.A1</svg:desc>
                </draw:g>
              </table:table-cell>
              <table:table-cell office:value-type="string">
                <text:p>Implementacion</text:p>
                <draw:g>
                  <svg:desc>n5.B1:n5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5.C2:n5.C10</svg:desc>
                </draw:g>
              </table:table-cell>
              <table:table-cell office:value-type="float" office:value="91.9922">
                <text:p>91.9922</text:p>
                <draw:g>
                  <svg:desc>n5.A2:n5.A10</svg:desc>
                </draw:g>
              </table:table-cell>
              <table:table-cell office:value-type="float" office:value="85.3801169590643">
                <text:p>85.3801169590643</text:p>
                <draw:g>
                  <svg:desc>n5.B2:n5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6.2406015037594">
                <text:p>96.240601503759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6.8421052631579">
                <text:p>96.842105263157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6.4912280701754">
                <text:p>96.49122807017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10</text:p>
        </chart:subtitle>
        <chart:legend chart:legend-position="end" svg:x="12.835cm" svg:y="3.956cm" style:legend-expansion="high" chart:style-name="ch4"/>
        <chart:plot-area chart:style-name="ch5" table:cell-range-address="n10.B2:n10.C10 n10.A1:n10.A10 n10.B1:n1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0.C2:n1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0.A2:n10.A10" chart:label-cell-address="n10.A1:n10.A1" chart:class="chart:bar">
            <chart:data-point chart:repeated="9"/>
          </chart:series>
          <chart:series chart:style-name="ch12" chart:values-cell-range-address="n10.B2:n10.B10" chart:label-cell-address="n10.B1:n1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0.A1:n10.A1</svg:desc>
                </draw:g>
              </table:table-cell>
              <table:table-cell office:value-type="string">
                <text:p>Implementacion</text:p>
                <draw:g>
                  <svg:desc>n10.B1:n1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0.C2:n10.C10</svg:desc>
                </draw:g>
              </table:table-cell>
              <table:table-cell office:value-type="float" office:value="95.1172">
                <text:p>95.1172</text:p>
                <draw:g>
                  <svg:desc>n10.A2:n10.A10</svg:desc>
                </draw:g>
              </table:table-cell>
              <table:table-cell office:value-type="float" office:value="83.8206627680312">
                <text:p>83.8206627680312</text:p>
                <draw:g>
                  <svg:desc>n10.B2:n1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  <table:table-cell office:value-type="float" office:value="93.2017543859649">
                <text:p>93.201754385964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  <table:table-cell office:value-type="float" office:value="94.9874686716792">
                <text:p>94.987468671679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6.0526315789474">
                <text:p>96.052631578947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20</text:p>
        </chart:subtitle>
        <chart:legend chart:legend-position="end" svg:x="12.835cm" svg:y="3.956cm" style:legend-expansion="high" chart:style-name="ch4"/>
        <chart:plot-area chart:style-name="ch5" table:cell-range-address="n20.B2:n20.C10 n20.A1:n20.A10 n20.B1:n2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20.C2:n2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20.A2:n20.A10" chart:label-cell-address="n20.A1:n20.A1" chart:class="chart:bar">
            <chart:data-point chart:repeated="9"/>
          </chart:series>
          <chart:series chart:style-name="ch12" chart:values-cell-range-address="n20.B2:n20.B10" chart:label-cell-address="n20.B1:n2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20.A1:n20.A1</svg:desc>
                </draw:g>
              </table:table-cell>
              <table:table-cell office:value-type="string">
                <text:p>Implementacion</text:p>
                <draw:g>
                  <svg:desc>n20.B1:n2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20.C2:n20.C10</svg:desc>
                </draw:g>
              </table:table-cell>
              <table:table-cell office:value-type="float" office:value="93.75">
                <text:p>93.75</text:p>
                <draw:g>
                  <svg:desc>n20.A2:n20.A10</svg:desc>
                </draw:g>
              </table:table-cell>
              <table:table-cell office:value-type="float" office:value="71.5399610136452">
                <text:p>71.5399610136452</text:p>
                <draw:g>
                  <svg:desc>n20.B2:n2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  <table:table-cell office:value-type="float" office:value="93.859649122807">
                <text:p>93.8596491228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  <table:table-cell office:value-type="float" office:value="95.9899749373434">
                <text:p>95.9899749373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5.3216374269006">
                <text:p>95.321637426900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  <table:table-cell office:value-type="float" office:value="97.1929824561404">
                <text:p>97.192982456140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7.8070175438597">
                <text:p>97.807017543859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  <table:table-cell office:value-type="float" office:value="97.6608187134503">
                <text:p>97.66081871345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30</text:p>
        </chart:subtitle>
        <chart:legend chart:legend-position="end" svg:x="12.835cm" svg:y="3.956cm" style:legend-expansion="high" chart:style-name="ch4"/>
        <chart:plot-area chart:style-name="ch5" table:cell-range-address="n30.B2:n30.C10 n30.A1:n30.A10 n30.B1:n3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0.C2:n3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0.A2:n30.A10" chart:label-cell-address="n30.A1:n30.A1" chart:class="chart:bar">
            <chart:data-point chart:repeated="9"/>
          </chart:series>
          <chart:series chart:style-name="ch12" chart:values-cell-range-address="n30.B2:n30.B10" chart:label-cell-address="n30.B1:n3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0.A1:n30.A1</svg:desc>
                </draw:g>
              </table:table-cell>
              <table:table-cell office:value-type="string">
                <text:p>Implementacion</text:p>
                <draw:g>
                  <svg:desc>n30.B1:n3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0.C2:n30.C10</svg:desc>
                </draw:g>
              </table:table-cell>
              <table:table-cell office:value-type="float" office:value="91.7969">
                <text:p>91.7969</text:p>
                <draw:g>
                  <svg:desc>n30.A2:n30.A10</svg:desc>
                </draw:g>
              </table:table-cell>
              <table:table-cell office:value-type="float" office:value="32.5536062378168">
                <text:p>32.5536062378168</text:p>
                <draw:g>
                  <svg:desc>n30.B2:n3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5.9899749373434">
                <text:p>95.9899749373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  <table:table-cell office:value-type="float" office:value="96.7836257309942">
                <text:p>96.783625730994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  <table:table-cell office:value-type="float" office:value="97.5438596491228">
                <text:p>97.54385964912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7.6608187134503">
                <text:p>97.66081871345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